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junit.framework.AssertionFailedError: expected:&lt;8&gt; but was:&lt;9&gt;#13;<text:line-break/>at inti.recon.test.ReconocerValidacion.testCargaBilletes(ReconocerValidacion.java:3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06" calcext:value-type="float">
            <text:p>8906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82" calcext:value-type="float">
            <text:p>8882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58" calcext:value-type="float">
            <text:p>8958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59" calcext:value-type="float">
            <text:p>10759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76" calcext:value-type="float">
            <text:p>7676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37" calcext:value-type="float">
            <text:p>11037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085" calcext:value-type="float">
            <text:p>10085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683" calcext:value-type="float">
            <text:p>9683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90" calcext:value-type="float">
            <text:p>11490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709" calcext:value-type="float">
            <text:p>9709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(ReconocerValidacion.java:266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108" calcext:value-type="float">
            <text:p>10108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00(ReconocerValidacion.java:289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560" calcext:value-type="float">
            <text:p>11560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77" calcext:value-type="float">
            <text:p>10877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359" calcext:value-type="float">
            <text:p>9359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334" calcext:value-type="float">
            <text:p>9334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50(ReconocerValidacion.java:2776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41" calcext:value-type="float">
            <text:p>10841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92" calcext:value-type="float">
            <text:p>10992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70(ReconocerValidacion.java:282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735" calcext:value-type="float">
            <text:p>9735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26" calcext:value-type="float">
            <text:p>11026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_1(ReconocerValidacion.java:50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58" calcext:value-type="float">
            <text:p>10358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179" calcext:value-type="float">
            <text:p>9179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8" calcext:value-type="float">
            <text:p>10818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922" calcext:value-type="float">
            <text:p>11922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797" calcext:value-type="float">
            <text:p>11797</text:p>
          </table:table-cell>
          <table:table-cell office:value-type="string" calcext:value-type="string">
            <text:p>junit.framework.ComparisonFailure: expected:&lt;[]1 &gt; but was:&lt;[0 ]1 &gt;#13;<text:line-break/>at inti.recon.test.ReconocerValidacion.testReconocercincop_40(ReconocerValidacion.java:58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519" calcext:value-type="float">
            <text:p>11519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521" calcext:value-type="float">
            <text:p>11521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744" calcext:value-type="float">
            <text:p>11744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344" calcext:value-type="float">
            <text:p>11344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junit.framework.ComparisonFailure: expected:&lt;1 []&gt; but was:&lt;1 [4 ]&gt;#13;<text:line-break/>at inti.recon.test.ReconocerValidacion.testReconocercincop_90(ReconocerValidacion.java:68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34" calcext:value-type="float">
            <text:p>9034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(ReconocerValidacion.java:7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(ReconocerValidacion.java:74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85" calcext:value-type="float">
            <text:p>9885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0(ReconocerValidacion.java:9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266" calcext:value-type="float">
            <text:p>12266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20(ReconocerValidacion.java:7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67" calcext:value-type="float">
            <text:p>10767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junit.framework.ComparisonFailure: expected:&lt;[1] &gt; but was:&lt;[8] &gt;#13;<text:line-break/>at inti.recon.test.ReconocerValidacion.testReconocercincopd_40(ReconocerValidacion.java:8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086" calcext:value-type="float">
            <text:p>10086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50(ReconocerValidacion.java:8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68" calcext:value-type="float">
            <text:p>10968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70(ReconocerValidacion.java:8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69" calcext:value-type="float">
            <text:p>11869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80(ReconocerValidacion.java:88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90(ReconocerValidacion.java:9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93" calcext:value-type="float">
            <text:p>11493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62" calcext:value-type="float">
            <text:p>10262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34" calcext:value-type="float">
            <text:p>10234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596" calcext:value-type="float">
            <text:p>12596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13" calcext:value-type="float">
            <text:p>10913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69" calcext:value-type="float">
            <text:p>11269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66" calcext:value-type="float">
            <text:p>11266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4" calcext:value-type="float">
            <text:p>10814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52" calcext:value-type="float">
            <text:p>11252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12" calcext:value-type="float">
            <text:p>11012</text:p>
          </table:table-cell>
          <table:table-cell office:value-type="string" calcext:value-type="string">
            <text:p>junit.framework.ComparisonFailure: expected:&lt;4 []&gt; but was:&lt;4 [8 ]&gt;#13;<text:line-break/>at inti.recon.test.ReconocerValidacion.testReconocercincuentap_80(ReconocerValidacion.java:208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84" calcext:value-type="float">
            <text:p>10284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794" calcext:value-type="float">
            <text:p>12794</text:p>
          </table:table-cell>
          <table:table-cell office:value-type="string" calcext:value-type="string">
            <text:p>junit.framework.ComparisonFailure: expected:&lt;[]4 &gt; but was:&lt;[2 ]4 &gt;#13;<text:line-break/>at inti.recon.test.ReconocerValidacion.testReconocercincuentapd_1(ReconocerValidacion.java:21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972" calcext:value-type="float">
            <text:p>11972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695" calcext:value-type="float">
            <text:p>12695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100(ReconocerValidacion.java:238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35" calcext:value-type="float">
            <text:p>10735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89" calcext:value-type="float">
            <text:p>11289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40(ReconocerValidacion.java:225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09" calcext:value-type="float">
            <text:p>10709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60(ReconocerValidacion.java:229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38" calcext:value-type="float">
            <text:p>10338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70(ReconocerValidacion.java:232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715" calcext:value-type="float">
            <text:p>11715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66" calcext:value-type="float">
            <text:p>11666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33" calcext:value-type="float">
            <text:p>993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(ReconocerValidacion.java:9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08" calcext:value-type="float">
            <text:p>9808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0(ReconocerValidacion.java:9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315" calcext:value-type="float">
            <text:p>11315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759" calcext:value-type="float">
            <text:p>9759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87" calcext:value-type="float">
            <text:p>10987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88" calcext:value-type="float">
            <text:p>11488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36" calcext:value-type="float">
            <text:p>10636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60(ReconocerValidacion.java:107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482" calcext:value-type="float">
            <text:p>9482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09" calcext:value-type="float">
            <text:p>10209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86" calcext:value-type="float">
            <text:p>10486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(ReconocerValidacion.java:118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(ReconocerValidacion.java:120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0(ReconocerValidacion.java:139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307" calcext:value-type="float">
            <text:p>9307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607" calcext:value-type="float">
            <text:p>9607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60" calcext:value-type="float">
            <text:p>1126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40(ReconocerValidacion.java:12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034" calcext:value-type="float">
            <text:p>10034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60(ReconocerValidacion.java:131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70(ReconocerValidacion.java:133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80(ReconocerValidacion.java:13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363" calcext:value-type="float">
            <text:p>1136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90(ReconocerValidacion.java:13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714" calcext:value-type="float">
            <text:p>1171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1(ReconocerValidacion.java:5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87" calcext:value-type="float">
            <text:p>11087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junit.framework.ComparisonFailure: expected:&lt;0 []&gt; but was:&lt;0 [2 ]&gt;#13;<text:line-break/>at inti.recon.test.ReconocerValidacion.testReconocerdosp_100(ReconocerValidacion.java:25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160" calcext:value-type="float">
            <text:p>11160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783" calcext:value-type="float">
            <text:p>9783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34" calcext:value-type="float">
            <text:p>9934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59" calcext:value-type="float">
            <text:p>9959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60(ReconocerValidacion.java:17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62" calcext:value-type="float">
            <text:p>11062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36" calcext:value-type="float">
            <text:p>10236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80(ReconocerValidacion.java:21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61" calcext:value-type="float">
            <text:p>10661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(ReconocerValidacion.java:2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37" calcext:value-type="float">
            <text:p>10737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(ReconocerValidacion.java:29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940" calcext:value-type="float">
            <text:p>1194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0(ReconocerValidacion.java:4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390" calcext:value-type="float">
            <text:p>1139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20(ReconocerValidacion.java:3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30(ReconocerValidacion.java:33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40(ReconocerValidacion.java:3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50(ReconocerValidacion.java:3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60(ReconocerValidacion.java:39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70(ReconocerValidacion.java:4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80(ReconocerValidacion.java:43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90(ReconocerValidacion.java:4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_1(ReconocerValidacion.java:14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junit.framework.ComparisonFailure: expected:&lt;[]3 &gt; but was:&lt;[0 ]3 &gt;#13;<text:line-break/>at inti.recon.test.ReconocerValidacion.testReconocerveintep_10(ReconocerValidacion.java:144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90" calcext:value-type="float">
            <text:p>11690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40" calcext:value-type="float">
            <text:p>11840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14" calcext:value-type="float">
            <text:p>11414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65" calcext:value-type="float">
            <text:p>11865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832" calcext:value-type="float">
            <text:p>9832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61" calcext:value-type="float">
            <text:p>10561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12" calcext:value-type="float">
            <text:p>10912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184" calcext:value-type="float">
            <text:p>10184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345" calcext:value-type="float">
            <text:p>12345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39" calcext:value-type="float">
            <text:p>11439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(ReconocerValidacion.java:16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0(ReconocerValidacion.java:16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85" calcext:value-type="float">
            <text:p>10485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86" calcext:value-type="float">
            <text:p>10586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61" calcext:value-type="float">
            <text:p>10661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40(ReconocerValidacion.java:174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615" calcext:value-type="float">
            <text:p>11615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09" calcext:value-type="float">
            <text:p>9909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80(ReconocerValidacion.java:183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13" calcext:value-type="float">
            <text:p>1091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1423059" calcext:value-type="float">
            <text:p>142305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10699.6917293233" calcext:value-type="float">
            <text:p>10699,691729323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5:58:35.990429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6</meta:editing-cycles>
    <meta:editing-duration>PT5M1S</meta:editing-duration>
    <dc:date>2016-05-30T16:02:45.428395741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